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8.007cm" fo:min-width="2.575cm" fo:padding-top="0.139cm" fo:padding-bottom="0.139cm" fo:padding-left="0.264cm" fo:padding-right="0.264cm" draw:shadow="visible" draw:shadow-offset-x="0.353cm" draw:shadow-offset-y="0.353cm" draw:shadow-color="#cccccc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00bfff" draw:opacity="60%" draw:textarea-horizontal-align="justify" draw:textarea-vertical-align="middle" draw:auto-grow-height="false" fo:min-height="1.535cm" fo:min-width="2.589cm" fo:padding-top="0.139cm" fo:padding-bottom="0.139cm" fo:padding-left="0.264cm" fo:padding-right="0.264cm" draw:shadow="hidden" draw:shadow-offset-x="0.141cm" draw:shadow-offset-y="0.141cm" draw:shadow-color="#cccccc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8.023cm" fo:min-width="2.612cm" fo:padding-top="0.139cm" fo:padding-bottom="0.139cm" fo:padding-left="0.264cm" fo:padding-right="0.264cm" draw:shadow="visible" draw:shadow-offset-x="0.353cm" draw:shadow-offset-y="0.353cm" draw:shadow-color="#cccccc"/>
      <style:paragraph-properties style:writing-mode="lr-tb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6d" draw:opacity="60%" draw:textarea-horizontal-align="justify" draw:textarea-vertical-align="middle" draw:auto-grow-height="false" fo:min-height="1.525cm" fo:min-width="2.622cm" fo:padding-top="0.139cm" fo:padding-bottom="0.139cm" fo:padding-left="0.264cm" fo:padding-right="0.264cm" draw:shadow="hidden" draw:shadow-offset-x="0.141cm" draw:shadow-offset-y="0.141cm" draw:shadow-color="#cccccc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634cm" fo:min-width="3.94cm" fo:padding-top="0.142cm" fo:padding-bottom="0.142cm" fo:padding-left="0.267cm" fo:padding-right="0.267cm" draw:shadow="visible" draw:shadow-offset-x="0.282cm" draw:shadow-offset-y="0.282cm" draw:shadow-color="#b2b2b2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022cm" fo:min-width="3.63cm" fo:padding-top="0.142cm" fo:padding-bottom="0.142cm" fo:padding-left="0.267cm" fo:padding-right="0.267cm" draw:shadow="visible" draw:shadow-offset-x="0.282cm" draw:shadow-offset-y="0.282cm" draw:shadow-color="#b2b2b2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629cm" fo:min-width="3.854cm" fo:padding-top="0.142cm" fo:padding-bottom="0.142cm" fo:padding-left="0.267cm" fo:padding-right="0.267cm" draw:shadow="visible" draw:shadow-offset-x="0.282cm" draw:shadow-offset-y="0.282cm" draw:shadow-color="#b2b2b2"/>
      <style:paragraph-properties style:writing-mode="lr-tb"/>
    </style:style>
    <style:style style:name="gr8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368cm" fo:min-width="0.118cm"/>
      <style:paragraph-properties style:writing-mode="lr-tb"/>
    </style:style>
    <style:style style:name="gr9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379cm" fo:min-width="0.129cm"/>
      <style:paragraph-properties style:writing-mode="lr-tb"/>
    </style:style>
    <style:style style:name="gr10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36cm" fo:min-width="0.11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-color="#ffffff" draw:opacity="60%" draw:textarea-horizontal-align="justify" draw:textarea-vertical-align="middle" draw:auto-grow-height="false" fo:min-height="1.535cm" fo:min-width="2.622cm" fo:padding-top="0.139cm" fo:padding-bottom="0.139cm" fo:padding-left="0.264cm" fo:padding-right="0.264cm" draw:shadow="hidden" draw:shadow-offset-x="0.141cm" draw:shadow-offset-y="0.141cm" draw:shadow-color="#cccccc"/>
      <style:paragraph-properties style:writing-mode="lr-tb"/>
    </style:style>
    <style:style style:name="gr13" style:family="graphic" style:parent-style-name="objectwithoutfill">
      <style:graphic-properties draw:stroke="dash" draw:stroke-dash="Long_20_Dot"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13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0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82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121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07cm" fo:min-width="4.506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07cm" fo:min-width="5.734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2" style:family="paragraph">
      <style:paragraph-properties fo:text-align="center" style:writing-mode="lr-tb"/>
      <style:text-properties style:font-name="Liberation Serif" fo:font-size="15pt" style:font-size-asian="15pt" style:font-size-complex="15pt"/>
    </style:style>
    <style:style style:name="P3" style:family="paragraph">
      <loext:graphic-properties draw:fill-color="#00bfff" draw:opacity="60%"/>
      <style:paragraph-properties fo:text-align="center" style:writing-mode="lr-tb"/>
      <style:text-properties style:font-name="Liberation Serif" fo:font-size="15pt" style:font-size-asian="15pt" style:font-size-complex="15pt"/>
    </style:style>
    <style:style style:name="P4" style:family="paragraph">
      <loext:graphic-properties draw:fill-color="#ffff6d" draw:opacity="60%"/>
      <style:paragraph-properties fo:text-align="center" style:writing-mode="lr-tb"/>
      <style:text-properties style:font-name="Liberation Serif" fo:font-size="15pt" style:font-size-asian="15pt" style:font-size-complex="15pt"/>
    </style:style>
    <style:style style:name="P5" style:family="paragraph">
      <style:paragraph-properties fo:text-align="center" style:writing-mode="lr-tb"/>
      <style:text-properties fo:color="#0000ff" style:font-name="Liberation Serif"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="solid" draw:fill-color="#ffffff"/>
      <style:paragraph-properties fo:text-align="center" style:writing-mode="lr-tb"/>
      <style:text-properties fo:color="#0000ff" style:font-name="Liberation Serif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center" style:writing-mode="lr-tb"/>
      <style:text-properties fo:color="#ffffff" style:font-name="Liberation Serif" fo:font-size="15pt" fo:font-weight="bold" style:font-size-asian="15pt" style:font-size-complex="15pt"/>
    </style:style>
    <style:style style:name="P8" style:family="paragraph">
      <loext:graphic-properties draw:fill="solid" draw:fill-color="#ff0000"/>
      <style:paragraph-properties fo:text-align="center" style:writing-mode="lr-tb"/>
      <style:text-properties fo:color="#ffffff" style:font-name="Liberation Serif" fo:font-size="15pt" fo:font-weight="bold" style:font-size-asian="15pt" style:font-size-complex="15pt"/>
    </style:style>
    <style:style style:name="P9" style:family="paragraph">
      <loext:graphic-properties draw:fill="solid"/>
      <style:paragraph-properties fo:text-align="center" style:writing-mode="lr-tb"/>
      <style:text-properties fo:font-size="15pt" style:font-size-asian="15pt" style:font-size-complex="15pt"/>
    </style:style>
    <style:style style:name="P10" style:family="paragraph">
      <loext:graphic-properties draw:fill-color="#ffffff" draw:opacity="60%"/>
      <style:paragraph-properties fo:text-align="center" style:writing-mode="lr-tb"/>
      <style:text-properties style:font-name="Liberation Serif" fo:font-size="15pt" style:font-size-asian="15pt" style:font-size-complex="15pt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erif" fo:font-size="15pt" style:font-size-asian="15pt" style:font-size-complex="15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18pt" style:font-size-asian="18pt" style:font-size-complex="18pt"/>
    </style:style>
    <style:style style:name="P13" style:family="paragraph">
      <loext:graphic-properties draw:fill="solid" draw:fill-color="#ffffff"/>
      <style:paragraph-properties style:writing-mode="lr-tb"/>
      <style:text-properties style:font-name="Liberation Serif" fo:font-size="15pt" style:font-size-asian="15pt" style:font-size-complex="15pt"/>
    </style:style>
    <style:style style:name="T1" style:family="text">
      <style:text-properties style:font-name="Liberation Serif" fo:font-size="28pt" style:font-size-asian="28pt" style:font-size-complex="28pt"/>
    </style:style>
    <style:style style:name="T2" style:family="text">
      <style:text-properties fo:color="#0000ff" style:font-name="Liberation Serif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ffffff" style:font-name="Liberation Serif" fo:font-size="20pt" fo:font-weight="bold" style:font-size-asian="20pt" style:font-size-complex="20pt"/>
    </style:style>
    <style:style style:name="T4" style:family="text">
      <style:text-properties style:font-name="Liberation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03cm" svg:height="8.285cm" svg:x="2.364cm" svg:y="1.6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17cm" svg:height="1.813cm" svg:x="2.369cm" svg:y="1.652cm">
          <text:p text:style-name="P2"><text:span text:style-name="T1">TOP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4cm" svg:height="8.301cm" svg:x="17.046cm" svg:y="1.6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5cm" svg:height="1.803cm" svg:x="17.029cm" svg:y="8.141cm">
          <text:p text:style-name="P2"><text:span text:style-name="T1">BO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572cm" svg:height="1.016cm" svg:x="11.201cm" svg:y="10.831cm">
          <text:p text:style-name="P5"><text:span text:style-name="T2">Mu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04cm" svg:height="1.446cm" svg:x="10.453cm" svg:y="5.702cm">
          <text:p text:style-name="P5"><text:span text:style-name="T2">Cross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4.486cm" svg:height="1.011cm" svg:x="9.169cm" svg:y="0.803cm">
          <text:p text:style-name="P5"><text:span text:style-name="T2">Elitist sel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874cm" svg:height="0.874cm" svg:x="0.04cm" svg:y="4.313cm">
          <text:p text:style-name="P7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889cm" svg:height="0.889cm" svg:x="12.217cm" svg:y="0.063cm">
          <text:p text:style-name="P7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862cm" svg:height="0.862cm" svg:x="11.328cm" svg:y="10.096cm">
          <text:p text:style-name="P7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862cm" svg:height="0.862cm" svg:x="13.233cm" svg:y="4.989cm">
          <text:p text:style-name="P7"><text:span text:style-name="T3">4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layout" svg:x1="5.867cm" svg:y1="2.322cm" svg:x2="16.916cm" svg:y2="2.322cm">
          <text:p/>
        </draw:line>
        <draw:custom-shape draw:style-name="gr12" draw:text-style-name="P10" draw:layer="layout" svg:width="3.15cm" svg:height="1.813cm" svg:x="17.049cm" svg:y="1.652cm">
          <text:p/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5.867cm" svg:y1="2.957cm" svg:x2="12.09cm" svg:y2="5.624cm">
          <text:p/>
        </draw:line>
        <draw:line draw:style-name="gr11" draw:text-style-name="P9" draw:layer="layout" svg:x1="5.867cm" svg:y1="9.307cm" svg:x2="12.09cm" svg:y2="7.275cm">
          <text:p/>
        </draw:line>
        <draw:line draw:style-name="gr11" draw:text-style-name="P9" draw:layer="layout" svg:x1="13.36cm" svg:y1="10.831cm" svg:x2="16.916cm" svg:y2="9.053cm">
          <text:p/>
        </draw:line>
        <draw:line draw:style-name="gr13" draw:text-style-name="P9" draw:layer="layout" svg:x1="1.437cm" svg:y1="1.587cm" svg:x2="1.437cm" svg:y2="9.942cm">
          <text:p/>
        </draw:line>
        <draw:frame draw:style-name="gr14" draw:text-style-name="P11" draw:layer="layout" svg:width="1.632cm" svg:height="0.954cm" svg:x="0.633cm" svg:y="0.749cm">
          <draw:text-box>
            <text:p><text:span text:style-name="T4">Best</text:span></text:p>
          </draw:text-box>
        </draw:frame>
        <draw:frame draw:style-name="gr15" draw:text-style-name="P11" draw:layer="layout" svg:width="2.005cm" svg:height="0.954cm" svg:x="0.421cm" svg:y="9.744cm">
          <draw:text-box>
            <text:p><text:span text:style-name="T4">Worst</text:span></text:p>
          </draw:text-box>
        </draw:frame>
        <draw:line draw:style-name="gr11" draw:text-style-name="P9" draw:layer="layout" svg:x1="14.884cm" svg:y1="6.386cm" svg:x2="16.916cm" svg:y2="6.386cm">
          <text:p/>
        </draw:line>
        <draw:frame draw:style-name="gr16" draw:text-style-name="P12" draw:layer="layout" svg:width="5.328cm" svg:height="0.954cm" svg:x="1.233cm" svg:y="-0.028cm">
          <draw:text-box>
            <text:p><text:span text:style-name="T4">Current population</text:span></text:p>
          </draw:text-box>
        </draw:frame>
        <draw:frame draw:style-name="gr17" draw:text-style-name="P11" draw:layer="layout" svg:width="4.621cm" svg:height="0.954cm" svg:x="16.311cm" svg:y="0.172cm">
          <draw:text-box>
            <text:p><text:span text:style-name="T4">Next population</text:span></text:p>
          </draw:text-box>
        </draw:frame>
        <draw:frame draw:style-name="gr18" draw:text-style-name="P13" draw:layer="layout" svg:width="5.006cm" svg:height="1.657cm" svg:x="6.248cm" svg:y="3.292cm">
          <draw:text-box>
            <text:p><text:span text:style-name="T4">One chromosome</text:span></text:p>
            <text:p><text:span text:style-name="T4"><text:s text:c="4"/></text:span><text:span text:style-name="T4">from elite set</text:span></text:p>
          </draw:text-box>
        </draw:frame>
        <draw:frame draw:style-name="gr19" draw:text-style-name="P13" draw:layer="layout" svg:width="6.234cm" svg:height="1.657cm" svg:x="6.718cm" svg:y="8.004cm">
          <draw:text-box>
            <text:p><text:span text:style-name="T4"><text:s text:c="4"/></text:span><text:span text:style-name="T4">One chromosome</text:span></text:p>
            <text:p><text:span text:style-name="T4">from entire population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3.103cm" svg:height="8.285cm" svg:x="2.364cm" svg:y="1.6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17cm" svg:height="1.813cm" svg:x="2.369cm" svg:y="1.652cm">
          <text:p text:style-name="P2"><text:span text:style-name="T1">TOP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4cm" svg:height="8.301cm" svg:x="17.046cm" svg:y="1.6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5cm" svg:height="1.803cm" svg:x="17.029cm" svg:y="8.141cm">
          <text:p text:style-name="P2"><text:span text:style-name="T1">BO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572cm" svg:height="1.016cm" svg:x="11.201cm" svg:y="10.831cm">
          <text:p text:style-name="P5"><text:span text:style-name="T2">Mu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04cm" svg:height="1.446cm" svg:x="10.453cm" svg:y="5.702cm">
          <text:p text:style-name="P5"><text:span text:style-name="T2">Cross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4.486cm" svg:height="1.011cm" svg:x="9.169cm" svg:y="0.803cm">
          <text:p text:style-name="P5"><text:span text:style-name="T2">Elitist sel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874cm" svg:height="0.874cm" svg:x="0.04cm" svg:y="4.313cm">
          <text:p text:style-name="P7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889cm" svg:height="0.889cm" svg:x="12.217cm" svg:y="0.063cm">
          <text:p text:style-name="P7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862cm" svg:height="0.862cm" svg:x="11.328cm" svg:y="10.096cm">
          <text:p text:style-name="P7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862cm" svg:height="0.862cm" svg:x="13.233cm" svg:y="4.989cm">
          <text:p text:style-name="P7"><text:span text:style-name="T3">4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layout" svg:x1="5.867cm" svg:y1="2.322cm" svg:x2="16.916cm" svg:y2="2.322cm">
          <text:p/>
        </draw:line>
        <draw:custom-shape draw:style-name="gr12" draw:text-style-name="P10" draw:layer="layout" svg:width="3.15cm" svg:height="1.813cm" svg:x="17.049cm" svg:y="1.652cm">
          <text:p/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5.867cm" svg:y1="2.957cm" svg:x2="12.09cm" svg:y2="5.624cm">
          <text:p/>
        </draw:line>
        <draw:line draw:style-name="gr11" draw:text-style-name="P9" draw:layer="layout" svg:x1="5.867cm" svg:y1="9.307cm" svg:x2="12.09cm" svg:y2="7.275cm">
          <text:p/>
        </draw:line>
        <draw:line draw:style-name="gr11" draw:text-style-name="P9" draw:layer="layout" svg:x1="13.36cm" svg:y1="10.831cm" svg:x2="16.916cm" svg:y2="9.053cm">
          <text:p/>
        </draw:line>
        <draw:line draw:style-name="gr13" draw:text-style-name="P9" draw:layer="layout" svg:x1="1.437cm" svg:y1="1.587cm" svg:x2="1.437cm" svg:y2="9.942cm">
          <text:p/>
        </draw:line>
        <draw:frame draw:style-name="gr14" draw:text-style-name="P11" draw:layer="layout" svg:width="1.632cm" svg:height="0.954cm" svg:x="0.633cm" svg:y="0.749cm">
          <draw:text-box>
            <text:p><text:span text:style-name="T4">Best</text:span></text:p>
          </draw:text-box>
        </draw:frame>
        <draw:frame draw:style-name="gr15" draw:text-style-name="P11" draw:layer="layout" svg:width="2.005cm" svg:height="0.954cm" svg:x="0.421cm" svg:y="9.744cm">
          <draw:text-box>
            <text:p><text:span text:style-name="T4">Worst</text:span></text:p>
          </draw:text-box>
        </draw:frame>
        <draw:line draw:style-name="gr11" draw:text-style-name="P9" draw:layer="layout" svg:x1="14.884cm" svg:y1="6.386cm" svg:x2="16.916cm" svg:y2="6.386cm">
          <text:p/>
        </draw:line>
        <draw:frame draw:style-name="gr16" draw:text-style-name="P12" draw:layer="layout" svg:width="5.328cm" svg:height="0.954cm" svg:x="1.233cm" svg:y="-0.028cm">
          <draw:text-box>
            <text:p><text:span text:style-name="T4">Current generation</text:span></text:p>
          </draw:text-box>
        </draw:frame>
        <draw:frame draw:style-name="gr17" draw:text-style-name="P11" draw:layer="layout" svg:width="4.621cm" svg:height="0.954cm" svg:x="16.311cm" svg:y="-0.028cm">
          <draw:text-box>
            <text:p><text:span text:style-name="T4">Next generation</text:span></text:p>
          </draw:text-box>
        </draw:frame>
        <draw:frame draw:style-name="gr18" draw:text-style-name="P13" draw:layer="layout" svg:width="5.006cm" svg:height="1.657cm" svg:x="6.248cm" svg:y="3.292cm">
          <draw:text-box>
            <text:p><text:span text:style-name="T4">One chromosome</text:span></text:p>
            <text:p><text:span text:style-name="T4"><text:s text:c="4"/></text:span><text:span text:style-name="T4">from elite set</text:span></text:p>
          </draw:text-box>
        </draw:frame>
        <draw:frame draw:style-name="gr19" draw:text-style-name="P13" draw:layer="layout" svg:width="6.234cm" svg:height="1.657cm" svg:x="6.718cm" svg:y="8.004cm">
          <draw:text-box>
            <text:p><text:span text:style-name="T4"><text:s text:c="4"/></text:span><text:span text:style-name="T4">One chromosome</text:span></text:p>
            <text:p><text:span text:style-name="T4">from entire popul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701cm" fo:page-height="12.3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5:11:37.478656648</meta:creation-date>
    <dc:date>2021-04-21T22:48:27.292492238</dc:date>
    <meta:editing-duration>PT8M33S</meta:editing-duration>
    <meta:editing-cycles>8</meta:editing-cycles>
    <meta:generator>LibreOffice/6.4.7.2$Linux_X86_64 LibreOffice_project/40$Build-2</meta:generator>
    <meta:document-statistic meta:object-count="48"/>
  </office:meta>
</office:document-meta>
</file>